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Times New Roman" svg:font-family="'Times New Roman'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0b6f33" officeooo:paragraph-rsid="001912bb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0b6f33" officeooo:paragraph-rsid="001adb02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5pt" fo:letter-spacing="normal" fo:font-style="normal" fo:font-weight="normal" officeooo:paragraph-rsid="001adb02" style:font-size-asian="15pt" style:font-size-complex="15pt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c1c1c" style:font-name="Times New Roman" fo:font-size="20pt" fo:letter-spacing="normal" fo:font-style="normal" fo:font-weight="bold" officeooo:rsid="000b6f33" officeooo:paragraph-rsid="001912bb" fo:background-color="#ffd8ce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c1c1c" style:font-name="Times New Roman" fo:font-size="20pt" fo:letter-spacing="normal" fo:font-style="normal" fo:font-weight="bold" officeooo:rsid="000b6f33" officeooo:paragraph-rsid="001adb02" fo:background-color="#ffd8ce" style:font-size-asian="20pt" style:font-weight-asian="bold" style:font-size-complex="20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text-position="0% 100%" fo:font-size="18pt" fo:font-weight="bold" officeooo:rsid="00501df8" officeooo:paragraph-rsid="00501df8" fo:background-color="transparent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imes New Roman" fo:font-size="15pt" fo:letter-spacing="normal" fo:font-style="normal" fo:font-weight="normal" officeooo:rsid="000b6f33" officeooo:paragraph-rsid="001adb02" fo:background-color="transparent" style:font-size-asian="15pt" style:font-weight-asian="bold" style:font-size-complex="15pt" style:font-weight-complex="bold"/>
    </style:style>
    <style:style style:name="P8" style:family="paragraph" style:parent-style-name="Обычный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20pt" fo:letter-spacing="normal" fo:font-style="normal" fo:font-weight="bold" officeooo:rsid="004ea818" officeooo:paragraph-rsid="004ea818" fo:background-color="#ffd8ce" style:font-size-asian="20pt" style:font-style-asian="normal" style:font-weight-asian="bold" style:font-size-complex="20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1c1c1c" style:font-name="Times New Roman" fo:font-size="20pt" fo:letter-spacing="normal" fo:font-style="normal" fo:font-weight="bold" officeooo:rsid="000b6f33" officeooo:paragraph-rsid="001912bb" fo:background-color="#ffd8ce" style:font-size-asian="20pt" style:font-weight-asian="bold" style:font-size-complex="20pt" style:font-weight-complex="bold"/>
    </style:style>
    <style:style style:name="P10" style:family="paragraph" style:parent-style-name="Standard" style:master-page-name="First_20_Page">
      <style:paragraph-properties fo:text-align="center" style:justify-single-word="false" style:page-number="auto"/>
      <style:text-properties fo:font-variant="normal" fo:text-transform="none" fo:color="#000000" style:font-name="Times New Roman" fo:font-size="15pt" fo:letter-spacing="normal" fo:font-style="normal" fo:font-weight="normal" officeooo:paragraph-rsid="001912bb" style:font-size-asian="15pt" style:font-size-complex="15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18pt" fo:font-weight="bold" officeooo:rsid="0056f6a9" officeooo:paragraph-rsid="00501df8" fo:background-color="transparent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text-position="0% 100%" fo:font-size="18pt" fo:font-weight="bold" officeooo:rsid="0056f6a9" officeooo:paragraph-rsid="00501df8" fo:background-color="transparent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text-position="0% 100%" fo:font-size="18pt" fo:font-weight="bold" officeooo:rsid="005d2e6e" officeooo:paragraph-rsid="005d2e6e" fo:background-color="transparent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18pt" fo:font-weight="bold" officeooo:rsid="005d2e6e" officeooo:paragraph-rsid="005d2e6e" fo:background-color="transparent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text-position="0% 100%" fo:font-size="18pt" fo:font-weight="bold" officeooo:rsid="00501df8" officeooo:paragraph-rsid="004ea818" fo:background-color="transparent" style:font-size-asian="18pt" style:font-weight-asian="bold" style:font-size-complex="18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18pt" fo:font-weight="bold" officeooo:rsid="00501df8" officeooo:paragraph-rsid="004ea818" fo:background-color="transparent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text-position="0% 100%" fo:font-size="18pt" fo:font-weight="bold" officeooo:rsid="005dc0e9" officeooo:paragraph-rsid="005dc0e9" fo:background-color="transparent" style:font-size-asian="18pt" style:font-weight-asian="bold" style:font-size-complex="18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11pt" fo:font-weight="bold" officeooo:rsid="0056f6a9" officeooo:paragraph-rsid="00501df8" fo:background-color="transparent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11pt" fo:font-weight="bold" officeooo:rsid="00501df8" officeooo:paragraph-rsid="004ea818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9pt" fo:font-weight="bold" officeooo:rsid="00501df8" officeooo:paragraph-rsid="004ea818" fo:background-color="transparent" style:font-size-asian="9pt" style:font-weight-asian="bold" style:font-size-complex="9pt" style:font-weight-complex="bold"/>
    </style:style>
    <style:style style:name="P2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text-position="0% 100%" fo:font-size="10pt" fo:font-weight="bold" officeooo:rsid="0056f6a9" officeooo:paragraph-rsid="00501df8" fo:background-color="transparent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10pt" fo:font-weight="bold" officeooo:rsid="0056f6a9" officeooo:paragraph-rsid="00501df8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12pt" fo:font-weight="normal" officeooo:rsid="00501df8" officeooo:paragraph-rsid="004ea818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color="#000000" style:text-position="0% 100%" fo:font-size="18pt" fo:font-weight="bold" officeooo:rsid="005dc0e9" officeooo:paragraph-rsid="005dc0e9" fo:background-color="transparent" style:font-size-asian="18pt" style:font-weight-asian="bold" style:font-size-complex="18pt" style:font-weight-complex="bold"/>
    </style:style>
    <style:style style:name="T1" style:family="text">
      <style:text-properties officeooo:rsid="000ca874"/>
    </style:style>
    <style:style style:name="T2" style:family="text">
      <style:text-properties officeooo:rsid="000b6f33"/>
    </style:style>
    <style:style style:name="T3" style:family="text">
      <style:text-properties officeooo:rsid="003dff02"/>
    </style:style>
    <style:style style:name="T4" style:family="text">
      <style:text-properties officeooo:rsid="004ea818"/>
    </style:style>
    <style:style style:name="T5" style:family="text">
      <style:text-properties officeooo:rsid="005cd542"/>
    </style:style>
    <style:style style:name="T6" style:family="text">
      <style:text-properties fo:color="#cc7832" style:font-name="JetBrains Mono" fo:font-size="12pt" fo:font-style="normal" fo:font-weight="normal" style:font-size-asian="12pt" style:font-style-asian="normal" style:font-weight-asian="normal"/>
    </style:style>
    <style:style style:name="T7" style:family="text">
      <style:text-properties fo:color="#cc7832" style:font-name="JetBrains Mono" fo:font-size="11pt" fo:font-style="normal" fo:font-weight="normal" style:font-size-asian="11pt" style:font-style-asian="normal" style:font-weight-asian="normal" style:font-size-complex="11pt"/>
    </style:style>
    <style:style style:name="T8" style:family="text">
      <style:text-properties fo:color="#cc7832" style:font-name="JetBrains Mono" fo:font-style="normal" fo:font-weight="normal" style:font-style-asian="normal" style:font-weight-asian="normal"/>
    </style:style>
    <style:style style:name="T9" style:family="text">
      <style:text-properties fo:color="#ffc66d" style:font-name="JetBrains Mono" fo:font-size="12pt" fo:font-style="normal" fo:font-weight="normal" style:font-size-asian="12pt" style:font-style-asian="normal" style:font-weight-asian="normal"/>
    </style:style>
    <style:style style:name="T10" style:family="text">
      <style:text-properties fo:color="#ffc66d" style:font-name="JetBrains Mono" fo:font-size="11pt" fo:font-style="normal" fo:font-weight="normal" style:font-size-asian="11pt" style:font-style-asian="normal" style:font-weight-asian="normal" style:font-size-complex="11pt"/>
    </style:style>
    <style:style style:name="T11" style:family="text">
      <style:text-properties fo:color="#ffc66d" style:font-name="JetBrains Mono" fo:font-style="normal" fo:font-weight="normal" style:font-style-asian="normal" style:font-weight-asian="normal"/>
    </style:style>
    <style:style style:name="T12" style:family="text">
      <style:text-properties fo:color="#a9b7c6" style:font-name="JetBrains Mono" fo:font-size="12pt" fo:font-style="normal" fo:font-weight="normal" style:font-size-asian="12pt" style:font-style-asian="normal" style:font-weight-asian="normal"/>
    </style:style>
    <style:style style:name="T13" style:family="text">
      <style:text-properties fo:color="#a9b7c6" style:font-name="JetBrains Mono" fo:font-size="11pt" fo:font-style="normal" fo:font-weight="normal" style:font-size-asian="11pt" style:font-style-asian="normal" style:font-weight-asian="normal" style:font-size-complex="11pt"/>
    </style:style>
    <style:style style:name="T14" style:family="text">
      <style:text-properties fo:color="#a9b7c6" style:font-name="JetBrains Mono" fo:font-style="normal" fo:font-weight="normal" style:font-style-asian="normal" style:font-weight-asian="normal"/>
    </style:style>
    <style:style style:name="T15" style:family="text">
      <style:text-properties fo:color="#808080" style:font-name="JetBrains Mono" fo:font-size="12pt" fo:font-style="normal" fo:font-weight="normal" style:font-size-asian="12pt" style:font-style-asian="normal" style:font-weight-asian="normal"/>
    </style:style>
    <style:style style:name="T16" style:family="text">
      <style:text-properties fo:color="#808080" style:font-name="JetBrains Mono" fo:font-size="11pt" fo:font-style="normal" fo:font-weight="normal" style:font-size-asian="11pt" style:font-style-asian="normal" style:font-weight-asian="normal" style:font-size-complex="11pt"/>
    </style:style>
    <style:style style:name="T17" style:family="text">
      <style:text-properties fo:color="#808080" style:font-name="JetBrains Mono" fo:font-style="normal" fo:font-weight="normal" style:font-style-asian="normal" style:font-weight-asian="normal"/>
    </style:style>
    <style:style style:name="T18" style:family="text">
      <style:text-properties fo:color="#6897bb" style:font-name="JetBrains Mono" fo:font-size="12pt" fo:font-style="normal" fo:font-weight="normal" style:font-size-asian="12pt" style:font-style-asian="normal" style:font-weight-asian="normal"/>
    </style:style>
    <style:style style:name="T19" style:family="text">
      <style:text-properties fo:color="#6897bb" style:font-name="JetBrains Mono" fo:font-size="11pt" fo:font-style="normal" fo:font-weight="normal" style:font-size-asian="11pt" style:font-style-asian="normal" style:font-weight-asian="normal" style:font-size-complex="11pt"/>
    </style:style>
    <style:style style:name="T20" style:family="text">
      <style:text-properties fo:color="#6897bb" style:font-name="JetBrains Mono" fo:font-style="normal" fo:font-weight="normal" style:font-style-asian="normal" style:font-weight-asian="normal"/>
    </style:style>
    <style:style style:name="T21" style:family="text">
      <style:text-properties fo:color="#8888c6" style:font-name="JetBrains Mono" fo:font-size="12pt" fo:font-style="normal" fo:font-weight="normal" style:font-size-asian="12pt" style:font-style-asian="normal" style:font-weight-asian="normal"/>
    </style:style>
    <style:style style:name="T22" style:family="text">
      <style:text-properties fo:color="#8888c6" style:font-name="JetBrains Mono" fo:font-size="11pt" fo:font-style="normal" fo:font-weight="normal" style:font-size-asian="11pt" style:font-style-asian="normal" style:font-weight-asian="normal" style:font-size-complex="11pt"/>
    </style:style>
    <style:style style:name="T23" style:family="text">
      <style:text-properties fo:color="#8888c6" style:font-name="JetBrains Mono" fo:font-style="normal" fo:font-weight="normal" style:font-style-asian="normal" style:font-weight-asian="normal"/>
    </style:style>
    <style:style style:name="T24" style:family="text">
      <style:text-properties fo:color="#6a8759" style:font-name="JetBrains Mono" fo:font-size="12pt" fo:font-style="normal" fo:font-weight="normal" style:font-size-asian="12pt" style:font-style-asian="normal" style:font-weight-asian="normal"/>
    </style:style>
    <style:style style:name="T25" style:family="text">
      <style:text-properties fo:color="#6a8759" style:font-name="JetBrains Mono" fo:font-size="11pt" fo:font-style="normal" fo:font-weight="normal" style:font-size-asian="11pt" style:font-style-asian="normal" style:font-weight-asian="normal" style:font-size-complex="11pt"/>
    </style:style>
    <style:style style:name="T26" style:family="text">
      <style:text-properties fo:color="#6a8759" style:font-name="JetBrains Mono" fo:font-style="normal" fo:font-weight="normal" style:font-style-asian="normal" style:font-weight-asian="normal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color="#b200b2" style:font-name="JetBrains Mono" fo:font-size="12pt" fo:font-style="normal" fo:font-weight="normal" style:font-size-asian="12pt" style:font-style-asian="normal" style:font-weight-asian="normal"/>
    </style:style>
    <style:style style:name="T29" style:family="text">
      <style:text-properties fo:color="#b200b2" style:font-name="JetBrains Mono" fo:font-style="normal" fo:font-weight="normal" style:font-style-asian="normal" style:font-weight-asian="normal"/>
    </style:style>
    <style:style style:name="T30" style:family="text">
      <style:text-properties fo:color="#94558d" style:font-name="JetBrains Mono" fo:font-size="12pt" fo:font-style="normal" fo:font-weight="normal" style:font-size-asian="12pt" style:font-style-asian="normal" style:font-weight-asian="normal"/>
    </style:style>
    <style:style style:name="T31" style:family="text">
      <style:text-properties fo:color="#94558d" style:font-name="JetBrains Mono" fo:font-style="normal" fo:font-weight="normal" style:font-style-asian="normal" style:font-weight-asian="normal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Algos-ICT/lab2-kegly/edit/main/исходный%20код/task2.py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github.com/Algos-ICT/lab2-kegly/delete/main/исходный%20код/task2.py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https://github.com/Algos-ICT/lab2-kegly/edit/main/исходный%20код/task4.py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" xlink:href="https://github.com/Algos-ICT/lab2-kegly/delete/main/исходный%20код/task4.py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Санкт-Петербургский Национальный Исследовательский Университет Информационных технологий, механики и оптики</text:p>
      <text:p text:style-name="P1">факультет ИКТ</text:p>
      <text:p text:style-name="P1">1 курс</text:p>
      <text:p text:style-name="P1"/>
      <text:p text:style-name="P1"/>
      <text:p text:style-name="P1"/>
      <text:p text:style-name="P1"/>
      <text:p text:style-name="P1"/>
      <text:p text:style-name="P9">Лабораторная работа №<text:span text:style-name="T4">4</text:span></text:p>
      <text:p text:style-name="P8">Стек, очередь, связанный список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2"><text:span text:style-name="T1">П</text:span>одготовила: Коркина Анна Михайловна</text:p>
      <text:p text:style-name="P2"><text:span text:style-name="T1">Г</text:span>руппа: К3120</text:p>
      <text:p text:style-name="P2"><text:span text:style-name="T1">Г</text:span>ород: Санкт-Петербург</text:p>
      <text:p text:style-name="P2"><text:span text:style-name="T1">Д</text:span>ата выполнения: <text:span text:style-name="T5">17</text:span>.<text:span text:style-name="T3">1</text:span><text:span text:style-name="T4">1</text:span>.21</text:p>
      <text:p text:style-name="P3"><text:span text:style-name="T1">П</text:span><text:span text:style-name="T2">реподаватель: </text:span>Харьковская</text:p>
      <text:p text:style-name="P7">Татьяна Александровна</text:p>
      <text:p text:style-name="P24">13.3</text:p>
      <text:p text:style-name="P15"/>
      <text:p text:style-name="P23"/>
      <text:p text:style-name="P23">Реализуйте односвязный список с функциями вывода содердимого списка,</text:p>
      <text:p text:style-name="P23">добавления элемента в начало списка, удаления элемента с начала списка,</text:p>
      <text:p text:style-name="P23">добавления и удаления элемента после заданного элемента (key); поиска</text:p>
      <text:p text:style-name="P23">элемента в списке.</text:p>
      <text:p text:style-name="P20"><text:span text:style-name="T17"># <text:s text:c="2"/>реализация односвязного списка</text:span><text:line-break/><text:span text:style-name="T8">class </text:span><text:span text:style-name="T14">Node: <text:s text:c="4"/></text:span><text:span text:style-name="T17"># класс узла</text:span><text:line-break/><text:line-break/><text:span text:style-name="T17"> <text:s text:c="3"/></text:span><text:span text:style-name="T8">def </text:span><text:span text:style-name="T29">__init__</text:span><text:span text:style-name="T14">(</text:span><text:span text:style-name="T31">self</text:span><text:span text:style-name="T8">, </text:span><text:span text:style-name="T14">item):</text:span><text:line-break/><text:span text:style-name="T14"> <text:s text:c="7"/></text:span><text:span text:style-name="T31">self</text:span><text:span text:style-name="T14">.item = item</text:span><text:line-break/><text:span text:style-name="T14"> <text:s text:c="7"/></text:span><text:span text:style-name="T31">self</text:span><text:span text:style-name="T14">.next = </text:span><text:span text:style-name="T8">None <text:s text:c="3"/></text:span><text:span text:style-name="T17"># указатель на след узел</text:span><text:line-break/><text:span text:style-name="T8">class </text:span><text:span text:style-name="T14">LinkedList: </text:span><text:span text:style-name="T17"># класс списка</text:span><text:line-break/><text:line-break/><text:span text:style-name="T17"> <text:s text:c="3"/></text:span><text:span text:style-name="T8">def </text:span><text:span text:style-name="T29">__init__</text:span><text:span text:style-name="T14">(</text:span><text:span text:style-name="T31">self</text:span><text:span text:style-name="T14">):</text:span><text:line-break/><text:line-break/><text:span text:style-name="T14"> <text:s text:c="7"/></text:span><text:span text:style-name="T31">self</text:span><text:span text:style-name="T14">.head = </text:span><text:span text:style-name="T8">None <text:s text:c="3"/></text:span><text:span text:style-name="T17"># объект первого узла (изначально он пуст)</text:span><text:line-break/><text:line-break/><text:span text:style-name="T17"> <text:s text:c="3"/></text:span><text:span text:style-name="T8">def </text:span><text:span text:style-name="T11">is_empty</text:span><text:span text:style-name="T14">(</text:span><text:span text:style-name="T31">self</text:span><text:span text:style-name="T14">):</text:span><text:line-break/><text:line-break/><text:span text:style-name="T14"> <text:s text:c="7"/></text:span><text:span text:style-name="T8">return </text:span><text:span text:style-name="T31">self</text:span><text:span text:style-name="T14">.head </text:span><text:span text:style-name="T8">is None</text:span><text:line-break/><text:line-break/><text:span text:style-name="T8"> <text:s text:c="3"/>def </text:span><text:span text:style-name="T11">output</text:span><text:span text:style-name="T14">(</text:span><text:span text:style-name="T31">self</text:span><text:span text:style-name="T14">): <text:s text:c="2"/></text:span><text:span text:style-name="T17"># вывод</text:span><text:line-break/><text:span text:style-name="T17"> <text:s text:c="7"/></text:span><text:span text:style-name="T14">current = </text:span><text:span text:style-name="T31">self</text:span><text:span text:style-name="T14">.head</text:span><text:line-break/><text:span text:style-name="T14"> <text:s text:c="7"/></text:span><text:span text:style-name="T8">while </text:span><text:span text:style-name="T14">current </text:span><text:span text:style-name="T8">is not None</text:span><text:span text:style-name="T14">:</text:span><text:line-break/><text:span text:style-name="T14"> <text:s text:c="11"/></text:span><text:span text:style-name="T23">print</text:span><text:span text:style-name="T14">(current.item)</text:span><text:line-break/><text:span text:style-name="T14"> <text:s text:c="11"/>current = current.next</text:span><text:line-break/><text:line-break/><text:span text:style-name="T14"> <text:s text:c="3"/></text:span><text:span text:style-name="T8">def </text:span><text:span text:style-name="T11">add</text:span><text:span text:style-name="T14">(</text:span><text:span text:style-name="T31">self</text:span><text:span text:style-name="T8">, </text:span><text:span text:style-name="T14">item): <text:s text:c="3"/></text:span><text:span text:style-name="T17"># добавление в начало</text:span><text:line-break/><text:line-break/><text:span text:style-name="T17"> <text:s text:c="7"/></text:span><text:span text:style-name="T14">node = Node(item) <text:s text:c="2"/></text:span><text:span text:style-name="T17"># создаем обект класса Node со значением item</text:span><text:line-break/><text:span text:style-name="T17"> <text:s text:c="7"/></text:span><text:span text:style-name="T14">node.next = </text:span><text:span text:style-name="T31">self</text:span><text:span text:style-name="T14">.head <text:s text:c="2"/></text:span><text:span text:style-name="T17"># указывет на первый узел</text:span><text:line-break/><text:span text:style-name="T17"> <text:s text:c="7"/></text:span><text:span text:style-name="T31">self</text:span><text:span text:style-name="T14">.head = node <text:s text:c="3"/></text:span><text:span text:style-name="T17"># теперь первый узел это node</text:span><text:line-break/><text:line-break/><text:span text:style-name="T17"> <text:s text:c="3"/></text:span><text:span text:style-name="T8">def </text:span><text:span text:style-name="T11">delite</text:span><text:span text:style-name="T14">(</text:span><text:span text:style-name="T31">self</text:span><text:span text:style-name="T14">): <text:s text:c="3"/></text:span><text:span text:style-name="T17"># удаление головного <text:s text:c="2"/>̶м̶о̶з̶г̶а̶ узла</text:span><text:line-break/><text:line-break/><text:span text:style-name="T17"> <text:s text:c="7"/></text:span><text:span text:style-name="T31">self</text:span><text:span text:style-name="T14">.head = </text:span><text:span text:style-name="T31">self</text:span><text:span text:style-name="T14">.head.next</text:span><text:line-break/><text:line-break/><text:span text:style-name="T14"> <text:s text:c="3"/></text:span><text:span text:style-name="T8">def </text:span><text:span text:style-name="T11">del_after_key</text:span><text:span text:style-name="T14">(</text:span><text:span text:style-name="T31">self</text:span><text:span text:style-name="T8">, </text:span><text:span text:style-name="T14">key):</text:span><text:line-break/><text:line-break/><text:span text:style-name="T14"> <text:s text:c="7"/>current = </text:span><text:span text:style-name="T31">self</text:span><text:span text:style-name="T14">.head</text:span><text:line-break/><text:span text:style-name="T14"> <text:s text:c="7"/></text:span><text:span text:style-name="T8">while </text:span><text:span text:style-name="T14">current.item != key:</text:span><text:line-break/><text:span text:style-name="T14"> <text:s text:c="11"/>current = current.next</text:span><text:line-break/><text:span text:style-name="T14"> <text:s text:c="7"/>current.next = current.next.next</text:span><text:line-break/><text:line-break/><text:span text:style-name="T14"> <text:s text:c="3"/></text:span><text:span text:style-name="T8">def </text:span><text:span text:style-name="T11">add_after_key</text:span><text:span text:style-name="T14">(</text:span><text:span text:style-name="T31">self</text:span><text:span text:style-name="T8">, </text:span><text:span text:style-name="T14">key</text:span><text:span text:style-name="T8">, </text:span><text:span text:style-name="T14">new):</text:span><text:line-break/><text:line-break/><text:span text:style-name="T14"> <text:s text:c="7"/>current = </text:span><text:span text:style-name="T31">self</text:span><text:span text:style-name="T14">.head</text:span><text:line-break/><text:span text:style-name="T14"> <text:s text:c="7"/></text:span><text:span text:style-name="T8">while </text:span><text:span text:style-name="T14">current.item != key:</text:span><text:line-break/><text:span text:style-name="T14"> <text:s text:c="11"/>current = current.next</text:span><text:line-break/><text:span text:style-name="T14"> <text:s text:c="7"/>node = Node(new)</text:span><text:line-break/><text:span text:style-name="T14"> <text:s text:c="7"/>node.next = current.next</text:span><text:line-break/><text:span text:style-name="T14"> <text:s text:c="7"/>current.next = node</text:span><text:line-break/><text:span text:style-name="T14"> <text:s text:c="3"/></text:span><text:span text:style-name="T8">def </text:span><text:span text:style-name="T11">searh</text:span><text:span text:style-name="T14">(</text:span><text:span text:style-name="T31">self</text:span><text:span text:style-name="T8">, </text:span><text:span text:style-name="T14">key):</text:span><text:line-break/><text:span text:style-name="T14"> <text:s text:c="7"/>current = </text:span><text:span text:style-name="T31">self</text:span><text:span text:style-name="T14">.head</text:span><text:line-break/><text:span text:style-name="T14"> <text:s text:c="7"/></text:span><text:span text:style-name="T8">while </text:span><text:span text:style-name="T14">current </text:span><text:span text:style-name="T8">is not None</text:span><text:span text:style-name="T14">:</text:span><text:line-break/><text:span text:style-name="T14"> <text:s text:c="11"/></text:span><text:span text:style-name="T8">if </text:span><text:span text:style-name="T14">current.item == key:</text:span><text:line-break/><text:span text:style-name="T14"> <text:s text:c="15"/></text:span><text:span text:style-name="T8">return True</text:span><text:line-break/><text:span text:style-name="T8"> <text:s text:c="11"/></text:span><text:span text:style-name="T14">current = current.next</text:span><text:line-break/><text:span text:style-name="T14"> <text:s text:c="7"/></text:span><text:span text:style-name="T8">return False</text:span></text:p>
      <text:p text:style-name="P16"><text:soft-page-break/></text:p>
      <text:p text:style-name="P17">13.4</text:p>
      <text:p text:style-name="P15"/>
      <text:p text:style-name="P23">Реализуйте двусвязный список с функциями вывода содердимого списка,</text:p>
      <text:p text:style-name="P23">добавления и удаления элемента с начала списка, добавления и удаления</text:p>
      <text:p text:style-name="P23">элемента с конца списка, добавления и удаления элемента до заданного</text:p>
      <text:p text:style-name="P23">элемента (key); поиска элемента в списке.</text:p>
      <text:p text:style-name="P23"/>
      <text:p text:style-name="P23"/>
      <text:p text:style-name="P19"><text:span text:style-name="T8">class </text:span><text:span text:style-name="T14">Node:</text:span><text:line-break/><text:line-break/><text:span text:style-name="T14"> <text:s text:c="3"/></text:span><text:span text:style-name="T8">def </text:span><text:span text:style-name="T29">__init__</text:span><text:span text:style-name="T14">(</text:span><text:span text:style-name="T31">self</text:span><text:span text:style-name="T8">, </text:span><text:span text:style-name="T14">item):</text:span><text:line-break/><text:line-break/><text:span text:style-name="T14"> <text:s text:c="7"/></text:span><text:span text:style-name="T31">self</text:span><text:span text:style-name="T14">.item = item</text:span><text:line-break/><text:span text:style-name="T14"> <text:s text:c="7"/></text:span><text:span text:style-name="T31">self</text:span><text:span text:style-name="T14">.next = </text:span><text:span text:style-name="T8">None</text:span><text:line-break/><text:span text:style-name="T8"> <text:s text:c="7"/></text:span><text:span text:style-name="T31">self</text:span><text:span text:style-name="T14">.prev = </text:span><text:span text:style-name="T8">None</text:span><text:line-break/><text:line-break/><text:span text:style-name="T8">class </text:span><text:span text:style-name="T14">LinkedList:</text:span><text:line-break/><text:line-break/><text:span text:style-name="T14"> <text:s text:c="3"/></text:span><text:span text:style-name="T8">def </text:span><text:span text:style-name="T29">__init__</text:span><text:span text:style-name="T14">(</text:span><text:span text:style-name="T31">self</text:span><text:span text:style-name="T14">):</text:span><text:line-break/><text:span text:style-name="T14"> <text:s text:c="7"/></text:span><text:span text:style-name="T31">self</text:span><text:span text:style-name="T14">.head = </text:span><text:span text:style-name="T8">None</text:span><text:line-break/><text:line-break/><text:span text:style-name="T8"> <text:s text:c="3"/>def </text:span><text:span text:style-name="T11">add_start</text:span><text:span text:style-name="T14">(</text:span><text:span text:style-name="T31">self</text:span><text:span text:style-name="T8">, </text:span><text:span text:style-name="T14">item):</text:span><text:line-break/><text:line-break/><text:span text:style-name="T14"> <text:s text:c="7"/>node = Node(item)</text:span><text:line-break/><text:span text:style-name="T14"> <text:s text:c="7"/>node.next = </text:span><text:span text:style-name="T31">self</text:span><text:span text:style-name="T14">.head</text:span><text:line-break/><text:span text:style-name="T14"> <text:s text:c="7"/></text:span><text:span text:style-name="T8">if </text:span><text:span text:style-name="T31">self</text:span><text:span text:style-name="T14">.head </text:span><text:span text:style-name="T8">is not None</text:span><text:span text:style-name="T14">:</text:span><text:line-break/><text:span text:style-name="T14"> <text:s text:c="11"/></text:span><text:span text:style-name="T31">self</text:span><text:span text:style-name="T14">.head.prev = node</text:span><text:line-break/><text:span text:style-name="T14"> <text:s text:c="7"/></text:span><text:span text:style-name="T31">self</text:span><text:span text:style-name="T14">.head = node</text:span><text:line-break/><text:line-break/><text:span text:style-name="T14"> <text:s text:c="3"/></text:span><text:span text:style-name="T8">def </text:span><text:span text:style-name="T11">del_start</text:span><text:span text:style-name="T14">(</text:span><text:span text:style-name="T31">self</text:span><text:span text:style-name="T14">):</text:span><text:line-break/><text:line-break/><text:span text:style-name="T14"> <text:s text:c="7"/></text:span><text:span text:style-name="T8">if </text:span><text:span text:style-name="T31">self</text:span><text:span text:style-name="T14">.head.next </text:span><text:span text:style-name="T8">is not None</text:span><text:span text:style-name="T14">:</text:span><text:line-break/><text:span text:style-name="T14"> <text:s text:c="11"/></text:span><text:span text:style-name="T31">self</text:span><text:span text:style-name="T14">.head.next.prev = </text:span><text:span text:style-name="T8">None</text:span><text:line-break/><text:span text:style-name="T8"> <text:s text:c="7"/></text:span><text:span text:style-name="T31">self</text:span><text:span text:style-name="T14">.head = </text:span><text:span text:style-name="T31">self</text:span><text:span text:style-name="T14">.head.next</text:span><text:line-break/><text:line-break/><text:span text:style-name="T14"> <text:s text:c="3"/></text:span><text:span text:style-name="T8">def </text:span><text:span text:style-name="T11">output</text:span><text:span text:style-name="T14">(</text:span><text:span text:style-name="T31">self</text:span><text:span text:style-name="T14">): <text:s text:c="2"/></text:span><text:span text:style-name="T17"># вывод</text:span><text:line-break/><text:line-break/><text:span text:style-name="T17"> <text:s text:c="7"/></text:span><text:span text:style-name="T14">current = </text:span><text:span text:style-name="T31">self</text:span><text:span text:style-name="T14">.head</text:span><text:line-break/><text:span text:style-name="T14"> <text:s text:c="7"/></text:span><text:span text:style-name="T8">while </text:span><text:span text:style-name="T14">current:</text:span><text:line-break/><text:span text:style-name="T14"> <text:s text:c="11"/></text:span><text:span text:style-name="T23">print</text:span><text:span text:style-name="T14">(current.item)</text:span><text:line-break/><text:span text:style-name="T14"> <text:s text:c="11"/>current = current.next</text:span><text:line-break/><text:line-break/><text:span text:style-name="T14"> <text:s text:c="3"/></text:span><text:span text:style-name="T8">def </text:span><text:span text:style-name="T11">add_end</text:span><text:span text:style-name="T14">(</text:span><text:span text:style-name="T31">self</text:span><text:span text:style-name="T8">, </text:span><text:span text:style-name="T14">new):</text:span><text:line-break/><text:span text:style-name="T14"> <text:s text:c="7"/>node = Node(new)</text:span><text:line-break/><text:span text:style-name="T14"> <text:s text:c="7"/></text:span><text:span text:style-name="T8">if </text:span><text:span text:style-name="T31">self</text:span><text:span text:style-name="T14">.head </text:span><text:span text:style-name="T8">is not None</text:span><text:span text:style-name="T14">:</text:span><text:line-break/><text:span text:style-name="T14"> <text:s text:c="11"/>cur = </text:span><text:span text:style-name="T31">self</text:span><text:span text:style-name="T14">.head</text:span><text:line-break/><text:span text:style-name="T14"> <text:s text:c="11"/></text:span><text:span text:style-name="T8">while </text:span><text:span text:style-name="T14">cur.next </text:span><text:span text:style-name="T8">is not None</text:span><text:span text:style-name="T14">:</text:span><text:line-break/><text:span text:style-name="T14"> <text:s text:c="15"/>cur = cur.next</text:span><text:line-break/><text:span text:style-name="T14"> <text:s text:c="11"/>cur.next = node</text:span><text:line-break/><text:soft-page-break/><text:span text:style-name="T14"> <text:s text:c="11"/>node.prev = cur</text:span><text:line-break/><text:span text:style-name="T14"> <text:s text:c="7"/></text:span><text:span text:style-name="T8">else</text:span><text:span text:style-name="T14">:</text:span><text:line-break/><text:span text:style-name="T14"> <text:s text:c="11"/></text:span><text:span text:style-name="T31">self</text:span><text:span text:style-name="T14">.head = node</text:span><text:line-break/><text:line-break/><text:span text:style-name="T14"> <text:s text:c="3"/></text:span><text:span text:style-name="T8">def </text:span><text:span text:style-name="T11">del_end</text:span><text:span text:style-name="T14">(</text:span><text:span text:style-name="T31">self</text:span><text:span text:style-name="T14">):</text:span><text:line-break/><text:span text:style-name="T14"> <text:s text:c="7"/>cur = </text:span><text:span text:style-name="T31">self</text:span><text:span text:style-name="T14">.head</text:span><text:line-break/><text:span text:style-name="T14"> <text:s text:c="7"/></text:span><text:span text:style-name="T8">while </text:span><text:span text:style-name="T14">cur.next.next </text:span><text:span text:style-name="T8">is not None</text:span><text:span text:style-name="T14">:</text:span><text:line-break/><text:span text:style-name="T14"> <text:s text:c="11"/>cur = cur.next</text:span><text:line-break/><text:span text:style-name="T14"> <text:s text:c="7"/>cur.next = </text:span><text:span text:style-name="T8">None</text:span><text:line-break/><text:line-break/><text:span text:style-name="T8"> <text:s text:c="3"/>def </text:span><text:span text:style-name="T11">del_before</text:span><text:span text:style-name="T14">(</text:span><text:span text:style-name="T31">self</text:span><text:span text:style-name="T8">, </text:span><text:span text:style-name="T14">key):</text:span><text:line-break/><text:span text:style-name="T14"> <text:s text:c="7"/>cur = </text:span><text:span text:style-name="T31">self</text:span><text:span text:style-name="T14">.head</text:span><text:line-break/><text:span text:style-name="T14"> <text:s text:c="7"/></text:span><text:span text:style-name="T8">while </text:span><text:span text:style-name="T14">cur.next.item != key:</text:span><text:line-break/><text:span text:style-name="T14"> <text:s text:c="11"/>cur = cur.next</text:span><text:line-break/><text:span text:style-name="T14"> <text:s text:c="7"/></text:span><text:span text:style-name="T8">if </text:span><text:span text:style-name="T31">self</text:span><text:span text:style-name="T14">.head == cur:</text:span><text:line-break/><text:span text:style-name="T14"> <text:s text:c="11"/></text:span><text:span text:style-name="T31">self</text:span><text:span text:style-name="T14">.head = cur.next</text:span><text:line-break/><text:span text:style-name="T14"> <text:s text:c="7"/></text:span><text:span text:style-name="T8">else</text:span><text:span text:style-name="T14">:</text:span><text:line-break/><text:span text:style-name="T14"> <text:s text:c="11"/>cur.prev.next = cur.next</text:span><text:line-break/><text:span text:style-name="T14"> <text:s text:c="7"/>cur.next.prev = cur.prev</text:span><text:line-break/><text:line-break/><text:span text:style-name="T14"> <text:s text:c="3"/></text:span><text:span text:style-name="T8">def </text:span><text:span text:style-name="T11">add_before</text:span><text:span text:style-name="T14">(</text:span><text:span text:style-name="T31">self</text:span><text:span text:style-name="T8">, </text:span><text:span text:style-name="T14">key</text:span><text:span text:style-name="T8">, </text:span><text:span text:style-name="T14">new):</text:span><text:line-break/><text:span text:style-name="T14"> <text:s text:c="7"/>node = Node(new)</text:span><text:line-break/><text:span text:style-name="T14"> <text:s text:c="7"/>cur = </text:span><text:span text:style-name="T31">self</text:span><text:span text:style-name="T14">.head</text:span><text:line-break/><text:span text:style-name="T14"> <text:s text:c="7"/></text:span><text:span text:style-name="T8">while </text:span><text:span text:style-name="T14">cur.item != key:</text:span><text:line-break/><text:span text:style-name="T14"> <text:s text:c="11"/>cur = cur.next</text:span><text:line-break/><text:span text:style-name="T14"> <text:s text:c="7"/></text:span><text:span text:style-name="T8">if </text:span><text:span text:style-name="T14">cur != </text:span><text:span text:style-name="T31">self</text:span><text:span text:style-name="T14">.head:</text:span><text:line-break/><text:span text:style-name="T14"> <text:s text:c="11"/>cur.prev.next = node</text:span><text:line-break/><text:span text:style-name="T14"> <text:s text:c="7"/></text:span><text:span text:style-name="T8">else</text:span><text:span text:style-name="T14">:</text:span><text:line-break/><text:span text:style-name="T14"> <text:s text:c="11"/></text:span><text:span text:style-name="T31">self</text:span><text:span text:style-name="T14">.head = node</text:span><text:line-break/><text:span text:style-name="T14"> <text:s text:c="7"/>node.prev = cur.prev</text:span><text:line-break/><text:span text:style-name="T14"> <text:s text:c="7"/>cur.prev = node</text:span><text:line-break/><text:span text:style-name="T14"> <text:s text:c="7"/>node.next = cur</text:span><text:line-break/><text:line-break/><text:span text:style-name="T14"> <text:s text:c="3"/></text:span><text:span text:style-name="T8">def </text:span><text:span text:style-name="T11">searh</text:span><text:span text:style-name="T14">(</text:span><text:span text:style-name="T31">self</text:span><text:span text:style-name="T8">, </text:span><text:span text:style-name="T14">key):</text:span><text:line-break/><text:span text:style-name="T14"> <text:s text:c="7"/>current = </text:span><text:span text:style-name="T31">self</text:span><text:span text:style-name="T14">.head</text:span><text:line-break/><text:span text:style-name="T14"> <text:s text:c="7"/></text:span><text:span text:style-name="T8">while </text:span><text:span text:style-name="T14">current </text:span><text:span text:style-name="T8">is not None</text:span><text:span text:style-name="T14">:</text:span><text:line-break/><text:span text:style-name="T14"> <text:s text:c="11"/></text:span><text:span text:style-name="T8">if </text:span><text:span text:style-name="T14">current.item == key:</text:span><text:line-break/><text:span text:style-name="T14"> <text:s text:c="15"/></text:span><text:span text:style-name="T8">return True</text:span><text:line-break/><text:span text:style-name="T8"> <text:s text:c="11"/></text:span><text:span text:style-name="T14">current = current.next</text:span><text:line-break/><text:span text:style-name="T14"> <text:s text:c="7"/></text:span><text:span text:style-name="T8">return False</text:span><text:lin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1 задача. Стек</text:p>
      <text:p text:style-name="P6"/>
      <text:p text:style-name="P13">код:</text:p>
      <text:p text:style-name="P6"/>
      <text:p text:style-name="P6"/>
      <text:p text:style-name="P11"><text:span text:style-name="T6">def </text:span><text:span text:style-name="T9">push</text:span><text:span text:style-name="T12">(a</text:span><text:span text:style-name="T6">, </text:span><text:span text:style-name="T12">x): <text:s text:c="4"/></text:span><text:span text:style-name="T15"># добавление элемента на вершину стека</text:span><text:line-break/><text:span text:style-name="T15"> <text:s text:c="3"/></text:span><text:span text:style-name="T6">global </text:span><text:span text:style-name="T12">top</text:span><text:line-break/><text:span text:style-name="T12"> <text:s text:c="3"/>top += </text:span><text:span text:style-name="T18">1</text:span><text:line-break/><text:span text:style-name="T18"> <text:s text:c="3"/></text:span><text:span text:style-name="T12">a[top] = x</text:span><text:line-break/><text:line-break/><text:span text:style-name="T6">def </text:span><text:span text:style-name="T9">pop</text:span><text:span text:style-name="T12">(a): <text:s text:c="4"/></text:span><text:span text:style-name="T15"># удаление элемента</text:span><text:line-break/><text:span text:style-name="T15"> <text:s text:c="3"/></text:span><text:span text:style-name="T6">global </text:span><text:span text:style-name="T12">top</text:span><text:line-break/><text:span text:style-name="T12"> <text:s text:c="3"/>x= a[top]</text:span><text:line-break/><text:span text:style-name="T12"> <text:s text:c="3"/>a[top] = </text:span><text:span text:style-name="T6">None</text:span><text:line-break/><text:span text:style-name="T6"> <text:s text:c="3"/></text:span><text:span text:style-name="T12">top -= </text:span><text:span text:style-name="T18">1</text:span><text:line-break/><text:span text:style-name="T18"> <text:s text:c="3"/></text:span><text:span text:style-name="T6">return </text:span><text:span text:style-name="T12">x</text:span><text:line-break/><text:line-break/><text:line-break/><text:line-break/><text:span text:style-name="T12">f = </text:span><text:span text:style-name="T21">open</text:span><text:span text:style-name="T12">(</text:span><text:span text:style-name="T24">'input.txt'</text:span><text:span text:style-name="T12">)</text:span><text:line-break/><text:span text:style-name="T12">m = </text:span><text:span text:style-name="T21">int</text:span><text:span text:style-name="T12">(f.readline()) <text:s text:c="2"/></text:span><text:span text:style-name="T15"># количество команд</text:span><text:line-break/><text:span text:style-name="T12">arr = [</text:span><text:span text:style-name="T6">None</text:span><text:span text:style-name="T12">]*m</text:span><text:line-break/><text:span text:style-name="T12">top = -</text:span><text:span text:style-name="T18">1</text:span><text:line-break/><text:span text:style-name="T12">arr_pop = [] <text:s text:c="3"/></text:span><text:span text:style-name="T15"># массив с извлеченными элементами</text:span><text:line-break/><text:line-break/><text:line-break/><text:span text:style-name="T6">for </text:span><text:span text:style-name="T12">i </text:span><text:span text:style-name="T6">in </text:span><text:span text:style-name="T21">range</text:span><text:span text:style-name="T12">(m):</text:span><text:line-break/><text:span text:style-name="T12"> <text:s text:c="3"/>oper = f.readline().rstrip() <text:s text:c="3"/></text:span><text:span text:style-name="T15"># удаление \n в конце</text:span><text:line-break/><text:line-break/><text:span text:style-name="T15"> <text:s text:c="3"/></text:span><text:span text:style-name="T6">if </text:span><text:span text:style-name="T12">oper == </text:span><text:span text:style-name="T24">'-'</text:span><text:span text:style-name="T12">:</text:span><text:line-break/><text:soft-page-break/><text:span text:style-name="T12"> <text:s text:c="7"/>arr_pop += [pop(arr)]</text:span><text:line-break/><text:span text:style-name="T12"> <text:s text:c="3"/></text:span><text:span text:style-name="T6">else</text:span><text:span text:style-name="T12">:</text:span><text:line-break/><text:span text:style-name="T12"> <text:s text:c="7"/>push(arr</text:span><text:span text:style-name="T6">, </text:span><text:span text:style-name="T21">int</text:span><text:span text:style-name="T12">(oper[</text:span><text:span text:style-name="T18">1</text:span><text:span text:style-name="T12">:]))</text:span><text:line-break/><text:span text:style-name="T12">file = </text:span><text:span text:style-name="T21">open</text:span><text:span text:style-name="T12">(</text:span><text:span text:style-name="T24">'output.txt'</text:span><text:span text:style-name="T6">, </text:span><text:span text:style-name="T24">'w'</text:span><text:span text:style-name="T12">)</text:span><text:line-break/><text:span text:style-name="T6">for </text:span><text:span text:style-name="T12">i </text:span><text:span text:style-name="T6">in </text:span><text:span text:style-name="T12">arr_pop:</text:span><text:line-break/><text:span text:style-name="T12"> <text:s text:c="3"/>file.write(</text:span><text:span text:style-name="T21">str</text:span><text:span text:style-name="T12">(i)+</text:span><text:span text:style-name="T24">'</text:span><text:span text:style-name="T6">\n</text:span><text:span text:style-name="T24">'</text:span><text:span text:style-name="T12">)</text:span><text:line-break/></text:p>
      <text:p text:style-name="P12"/>
      <text:p text:style-name="P12"/>
      <text:p text:style-name="P12"/>
      <text:p text:style-name="P12"/>
      <text:p text:style-name="P12">2 задача. Очередь</text:p>
      <text:p text:style-name="P12"/>
      <text:p text:style-name="P14"/>
      <text:p text:style-name="P18"/>
      <text:p text:style-name="P11"><text:span text:style-name="T7">def </text:span><text:span text:style-name="T10">push</text:span><text:span text:style-name="T13">(a</text:span><text:span text:style-name="T7">, </text:span><text:span text:style-name="T13">x):</text:span><text:span text:style-name="T27"><text:line-break/></text:span><text:span text:style-name="T13"> <text:s text:c="3"/></text:span><text:span text:style-name="T7">global </text:span><text:span text:style-name="T13">tail</text:span><text:span text:style-name="T27"><text:line-break/></text:span><text:span text:style-name="T13"> <text:s text:c="3"/></text:span><text:span text:style-name="T27"><text:line-break/></text:span><text:span text:style-name="T13"> <text:s text:c="3"/>a[tail] = x</text:span><text:span text:style-name="T27"><text:line-break/></text:span><text:span text:style-name="T13"> <text:s text:c="3"/></text:span><text:span text:style-name="T7">if </text:span><text:span text:style-name="T13">tail == </text:span><text:span text:style-name="T22">len</text:span><text:span text:style-name="T13">(a)-</text:span><text:span text:style-name="T19">1</text:span><text:span text:style-name="T13">:</text:span><text:span text:style-name="T27"><text:line-break/></text:span><text:span text:style-name="T13"> <text:s text:c="7"/>tail = </text:span><text:span text:style-name="T19">0</text:span><text:span text:style-name="T27"><text:line-break/><text:line-break/></text:span><text:span text:style-name="T19"> <text:s text:c="3"/></text:span><text:span text:style-name="T7">else</text:span><text:span text:style-name="T13">:</text:span><text:span text:style-name="T27"><text:line-break/></text:span><text:span text:style-name="T13"> <text:s text:c="7"/>tail += </text:span><text:span text:style-name="T19">1</text:span><text:span text:style-name="T27"><text:line-break/><text:line-break/><text:line-break/><text:line-break/></text:span><text:span text:style-name="T7">def </text:span><text:span text:style-name="T10">pop</text:span><text:span text:style-name="T13">(a): <text:s text:c="4"/></text:span><text:span text:style-name="T16"># удаление элемента</text:span><text:span text:style-name="T27"><text:line-break/></text:span><text:span text:style-name="T16"> <text:s text:c="3"/></text:span><text:span text:style-name="T7">global </text:span><text:span text:style-name="T13">head</text:span><text:span text:style-name="T27"><text:line-break/></text:span><text:span text:style-name="T13"> <text:s text:c="3"/>x = a[head]</text:span><text:span text:style-name="T27"><text:line-break/></text:span><text:span text:style-name="T13"> <text:s text:c="3"/>a[head] = </text:span><text:span text:style-name="T7">None</text:span><text:span text:style-name="T27"><text:line-break/></text:span><text:span text:style-name="T7"> <text:s text:c="3"/>if </text:span><text:span text:style-name="T13">head == </text:span><text:span text:style-name="T22">len</text:span><text:span text:style-name="T13">(arr)-</text:span><text:span text:style-name="T19">1</text:span><text:span text:style-name="T13">:</text:span><text:span text:style-name="T27"><text:line-break/></text:span><text:span text:style-name="T13"> <text:s text:c="7"/>head = </text:span><text:span text:style-name="T19">1</text:span><text:span text:style-name="T27"><text:line-break/></text:span><text:span text:style-name="T19"> <text:s text:c="3"/></text:span><text:span text:style-name="T7">else</text:span><text:span text:style-name="T13">:</text:span><text:span text:style-name="T27"><text:line-break/></text:span><text:span text:style-name="T13"> <text:s text:c="7"/>head += </text:span><text:span text:style-name="T19">1</text:span><text:span text:style-name="T27"><text:line-break/></text:span><text:span text:style-name="T19"> <text:s text:c="3"/></text:span><text:span text:style-name="T7">return </text:span><text:span text:style-name="T13">x</text:span><text:span text:style-name="T27"><text:line-break/><text:line-break/><text:line-break/></text:span><text:span text:style-name="T13">f = </text:span><text:span text:style-name="T22">open</text:span><text:span text:style-name="T13">(</text:span><text:span text:style-name="T25">'input.txt'</text:span><text:span text:style-name="T13">)</text:span><text:span text:style-name="T27"><text:line-break/></text:span><text:span text:style-name="T13">m = </text:span><text:span text:style-name="T22">int</text:span><text:span text:style-name="T13">(f.readline()) <text:s text:c="2"/></text:span><text:span text:style-name="T16"># количество команд</text:span><text:span text:style-name="T27"><text:line-break/></text:span><text:span text:style-name="T13">arr = [</text:span><text:span text:style-name="T7">None</text:span><text:span text:style-name="T13">]*m</text:span><text:span text:style-name="T27"><text:line-break/></text:span><text:span text:style-name="T13">head= </text:span><text:span text:style-name="T19">0</text:span><text:span text:style-name="T27"><text:line-break/></text:span><text:span text:style-name="T13">tail= </text:span><text:span text:style-name="T19">0</text:span><text:span text:style-name="T27"><text:line-break/></text:span><text:span text:style-name="T13">arr_pop = [] <text:s text:c="3"/></text:span><text:span text:style-name="T16"># массив с извлеченными элементами</text:span><text:span text:style-name="T27"><text:line-break/><text:line-break/><text:line-break/></text:span><text:span text:style-name="T7">for </text:span><text:span text:style-name="T13">i </text:span><text:span text:style-name="T7">in </text:span><text:span text:style-name="T22">range</text:span><text:span text:style-name="T13">(m):</text:span><text:span text:style-name="T27"><text:line-break/></text:span><text:soft-page-break/><text:span text:style-name="T13"> <text:s text:c="3"/>oper = f.readline().rstrip() <text:s text:c="3"/></text:span><text:span text:style-name="T16"># удаление \n в конце</text:span><text:span text:style-name="T27"><text:line-break/><text:line-break/></text:span><text:span text:style-name="T16"> <text:s text:c="3"/></text:span><text:span text:style-name="T7">if </text:span><text:span text:style-name="T13">oper == </text:span><text:span text:style-name="T25">'-'</text:span><text:span text:style-name="T13">:</text:span><text:span text:style-name="T27"><text:line-break/></text:span><text:span text:style-name="T13"> <text:s text:c="7"/>arr_pop += [pop(arr)]</text:span><text:span text:style-name="T27"><text:line-break/></text:span><text:span text:style-name="T13"> <text:s text:c="3"/></text:span><text:span text:style-name="T7">else</text:span><text:span text:style-name="T13">:</text:span><text:span text:style-name="T27"><text:line-break/></text:span><text:span text:style-name="T13"> <text:s text:c="7"/>push(arr</text:span><text:span text:style-name="T7">, </text:span><text:span text:style-name="T22">int</text:span><text:span text:style-name="T13">(oper[</text:span><text:span text:style-name="T19">1</text:span><text:span text:style-name="T13">:]))</text:span><text:span text:style-name="T27"><text:line-break/></text:span><text:span text:style-name="T13">file = </text:span><text:span text:style-name="T22">open</text:span><text:span text:style-name="T13">(</text:span><text:span text:style-name="T25">'output.txt'</text:span><text:span text:style-name="T7">, </text:span><text:span text:style-name="T25">'w'</text:span><text:span text:style-name="T13">)</text:span><text:span text:style-name="T27"><text:line-break/></text:span><text:span text:style-name="T7">for </text:span><text:span text:style-name="T13">i </text:span><text:span text:style-name="T7">in </text:span><text:span text:style-name="T13">arr_pop:</text:span><text:span text:style-name="T27"><text:line-break/></text:span><text:span text:style-name="T13"> <text:s text:c="3"/>file.write(</text:span><text:span text:style-name="T22">str</text:span><text:span text:style-name="T13">(i)+</text:span><text:span text:style-name="T25">'</text:span><text:span text:style-name="T7">\n</text:span><text:span text:style-name="T25">'</text:span><text:span text:style-name="T13">)</text:span><text:line-break/></text:p>
      <text:p text:style-name="P11"/>
      <text:p text:style-name="P11"/>
      <text:p text:style-name="P12">3 задача. Скобочная последовательность. Версия 1</text:p>
      <text:p text:style-name="P12"/>
      <text:p text:style-name="P21"/>
      <text:p text:style-name="P22"><text:span text:style-name="T14">f = </text:span><text:span text:style-name="T23">open</text:span><text:span text:style-name="T14">(</text:span><text:span text:style-name="T26">'input.txt'</text:span><text:span text:style-name="T14">)</text:span><text:line-break/><text:span text:style-name="T14">count=</text:span><text:span text:style-name="T23">int</text:span><text:span text:style-name="T14">(f.readline()) </text:span><text:span text:style-name="T17"># количество последовательнотей</text:span><text:line-break/><text:line-break/><text:span text:style-name="T14">top = -</text:span><text:span text:style-name="T20">1</text:span><text:line-break/><text:span text:style-name="T8">def </text:span><text:span text:style-name="T11">push</text:span><text:span text:style-name="T14">(a</text:span><text:span text:style-name="T8">, </text:span><text:span text:style-name="T14">x): <text:s text:c="4"/></text:span><text:span text:style-name="T17"># добавление элемента на вершину стека</text:span><text:line-break/><text:span text:style-name="T17"> <text:s text:c="3"/></text:span><text:span text:style-name="T8">global </text:span><text:span text:style-name="T14">top</text:span><text:line-break/><text:span text:style-name="T14"> <text:s text:c="3"/>a[top+</text:span><text:span text:style-name="T20">1</text:span><text:span text:style-name="T14">] = x</text:span><text:line-break/><text:span text:style-name="T14"> <text:s text:c="3"/>top += </text:span><text:span text:style-name="T20">1</text:span><text:line-break/><text:line-break/><text:line-break/><text:span text:style-name="T8">def </text:span><text:span text:style-name="T11">pop</text:span><text:span text:style-name="T14">(a): <text:s text:c="4"/></text:span><text:span text:style-name="T17"># удаление элемента</text:span><text:line-break/><text:span text:style-name="T17"> <text:s text:c="3"/></text:span><text:span text:style-name="T8">global </text:span><text:span text:style-name="T14">top</text:span><text:line-break/><text:span text:style-name="T14"> <text:s text:c="3"/>a[top] = </text:span><text:span text:style-name="T8">None</text:span><text:line-break/><text:span text:style-name="T8"> <text:s text:c="3"/></text:span><text:span text:style-name="T14">top -= </text:span><text:span text:style-name="T20">1</text:span><text:line-break/><text:line-break/><text:span text:style-name="T8">def </text:span><text:span text:style-name="T11">check</text:span><text:span text:style-name="T14">(line):</text:span><text:line-break/><text:span text:style-name="T14"> <text:s text:c="3"/>stack = [</text:span><text:span text:style-name="T8">None</text:span><text:span text:style-name="T14">]*</text:span><text:span text:style-name="T23">len</text:span><text:span text:style-name="T14">(line)</text:span><text:line-break/><text:span text:style-name="T14"> <text:s text:c="3"/></text:span><text:span text:style-name="T8">if </text:span><text:span text:style-name="T14">line==</text:span><text:span text:style-name="T26">''</text:span><text:span text:style-name="T14">:</text:span><text:line-break/><text:span text:style-name="T14"> <text:s text:c="7"/></text:span><text:span text:style-name="T8">return True</text:span><text:line-break/><text:span text:style-name="T8"> <text:s text:c="3"/>if </text:span><text:span text:style-name="T14">line[</text:span><text:span text:style-name="T20">0</text:span><text:span text:style-name="T14">] </text:span><text:span text:style-name="T8">in </text:span><text:span text:style-name="T26">'}])'</text:span><text:span text:style-name="T14">: </text:span><text:span text:style-name="T17"># если начинается с закрывающей</text:span><text:line-break/><text:span text:style-name="T17"> <text:s text:c="7"/></text:span><text:span text:style-name="T8">return False</text:span><text:line-break/><text:span text:style-name="T8"> <text:s text:c="3"/>for </text:span><text:span text:style-name="T14">i </text:span><text:span text:style-name="T8">in </text:span><text:span text:style-name="T14">line:</text:span><text:line-break/><text:span text:style-name="T14"> <text:s text:c="7"/></text:span><text:span text:style-name="T8">if </text:span><text:span text:style-name="T14">i </text:span><text:span text:style-name="T8">in </text:span><text:span text:style-name="T26">'[({'</text:span><text:span text:style-name="T14">:</text:span><text:line-break/><text:span text:style-name="T14"> <text:s text:c="11"/>push(stack</text:span><text:span text:style-name="T8">, </text:span><text:span text:style-name="T14">i)</text:span><text:line-break/><text:span text:style-name="T14"> <text:s text:c="7"/></text:span><text:span text:style-name="T8">else</text:span><text:span text:style-name="T14">: </text:span><text:span text:style-name="T17"># если скобка закрывающая</text:span><text:line-break/><text:span text:style-name="T17"> <text:s text:c="11"/></text:span><text:span text:style-name="T8">if </text:span><text:span text:style-name="T14">i == </text:span><text:span text:style-name="T26">')'</text:span><text:span text:style-name="T14">:</text:span><text:line-break/><text:span text:style-name="T14"> <text:s text:c="15"/></text:span><text:span text:style-name="T8">if </text:span><text:span text:style-name="T14">stack[top] == </text:span><text:span text:style-name="T26">'('</text:span><text:span text:style-name="T14">: <text:s/></text:span><text:span text:style-name="T17"># если для нее есть открывающая пара</text:span><text:line-break/><text:span text:style-name="T17"> <text:s text:c="19"/></text:span><text:span text:style-name="T14">pop(stack)</text:span><text:line-break/><text:span text:style-name="T14"> <text:s text:c="15"/></text:span><text:span text:style-name="T8">else</text:span><text:span text:style-name="T14">:</text:span><text:line-break/><text:span text:style-name="T14"> <text:s text:c="19"/></text:span><text:span text:style-name="T8">return False</text:span><text:line-break/><text:span text:style-name="T8"> <text:s text:c="11"/>elif </text:span><text:span text:style-name="T14">i == </text:span><text:span text:style-name="T26">']'</text:span><text:span text:style-name="T14">:</text:span><text:line-break/><text:span text:style-name="T14"> <text:s text:c="15"/></text:span><text:span text:style-name="T8">if </text:span><text:span text:style-name="T14">stack[top] == </text:span><text:span text:style-name="T26">'['</text:span><text:span text:style-name="T14">:</text:span><text:line-break/><text:span text:style-name="T14"> <text:s text:c="19"/>pop(stack)</text:span><text:line-break/><text:line-break/><text:span text:style-name="T14"> <text:s text:c="15"/></text:span><text:span text:style-name="T8">else</text:span><text:span text:style-name="T14">:</text:span><text:line-break/><text:span text:style-name="T14"> <text:s text:c="19"/></text:span><text:span text:style-name="T8">return False</text:span><text:line-break/><text:span text:style-name="T8"> <text:s text:c="11"/>elif </text:span><text:span text:style-name="T14">i == </text:span><text:span text:style-name="T26">'}'</text:span><text:span text:style-name="T14">:</text:span><text:line-break/><text:span text:style-name="T14"> <text:s text:c="15"/></text:span><text:span text:style-name="T8">if </text:span><text:span text:style-name="T14">stack[top] == </text:span><text:span text:style-name="T26">'{'</text:span><text:span text:style-name="T14">:</text:span><text:line-break/><text:soft-page-break/><text:span text:style-name="T14"> <text:s text:c="19"/>pop(stack)</text:span><text:line-break/><text:span text:style-name="T14"> <text:s text:c="15"/></text:span><text:span text:style-name="T8">else</text:span><text:span text:style-name="T14">:</text:span><text:line-break/><text:span text:style-name="T14"> <text:s text:c="19"/></text:span><text:span text:style-name="T8">return False</text:span><text:line-break/><text:span text:style-name="T8"> <text:s text:c="3"/>if </text:span><text:span text:style-name="T14">top != -</text:span><text:span text:style-name="T20">1</text:span><text:span text:style-name="T14">:</text:span><text:line-break/><text:span text:style-name="T14"> <text:s text:c="7"/></text:span><text:span text:style-name="T8">return False</text:span><text:line-break/><text:span text:style-name="T8"> <text:s text:c="3"/>return True</text:span><text:line-break/><text:span text:style-name="T14">file = </text:span><text:span text:style-name="T23">open</text:span><text:span text:style-name="T14">(</text:span><text:span text:style-name="T26">'output.txt'</text:span><text:span text:style-name="T8">, </text:span><text:span text:style-name="T26">'w'</text:span><text:span text:style-name="T14">)</text:span><text:line-break/><text:line-break/><text:span text:style-name="T8">for </text:span><text:span text:style-name="T14">line </text:span><text:span text:style-name="T8">in </text:span><text:span text:style-name="T23">range</text:span><text:span text:style-name="T14">(count):</text:span><text:line-break/><text:span text:style-name="T14"> <text:s text:c="3"/></text:span><text:span text:style-name="T8">if </text:span><text:span text:style-name="T14">check(line):</text:span><text:line-break/><text:span text:style-name="T14"> <text:s text:c="7"/>file.write(</text:span><text:span text:style-name="T26">'YES</text:span><text:span text:style-name="T8">\n</text:span><text:span text:style-name="T26">'</text:span><text:span text:style-name="T14">)</text:span><text:line-break/><text:span text:style-name="T14"> <text:s text:c="3"/></text:span><text:span text:style-name="T8">else</text:span><text:span text:style-name="T14">:</text:span><text:line-break/><text:span text:style-name="T14"> <text:s text:c="7"/>file.write(</text:span><text:span text:style-name="T26">'NO</text:span><text:span text:style-name="T8">\n</text:span><text:span text:style-name="T26">'</text:span><text:span text:style-name="T14">)</text:span></text:p>
      <text:p text:style-name="P21"/>
      <text:p text:style-name="P21"/>
      <text:p text:style-name="P21"/>
      <text:p text:style-name="P12">4 задача. Скобочная последовательность. Версия 2</text:p>
      <text:p text:style-name="P12"/>
      <text:p text:style-name="P22"/>
      <text:p text:style-name="P22"><text:span text:style-name="T14">f = </text:span><text:span text:style-name="T23">open</text:span><text:span text:style-name="T14">(</text:span><text:span text:style-name="T26">'input.txt'</text:span><text:span text:style-name="T14">)</text:span><text:line-break/><text:span text:style-name="T14">count=f.readline() </text:span><text:span text:style-name="T17"># количество последовательнотей</text:span><text:line-break/><text:span text:style-name="T14">line = f.readline()</text:span><text:line-break/><text:line-break/><text:span text:style-name="T14">top = -</text:span><text:span text:style-name="T20">1</text:span><text:line-break/><text:span text:style-name="T8">def </text:span><text:span text:style-name="T11">push</text:span><text:span text:style-name="T14">(a</text:span><text:span text:style-name="T8">, </text:span><text:span text:style-name="T14">x): <text:s text:c="4"/></text:span><text:span text:style-name="T17"># добавление элемента на вершину стека</text:span><text:line-break/><text:span text:style-name="T17"> <text:s text:c="3"/></text:span><text:span text:style-name="T8">global </text:span><text:span text:style-name="T14">top</text:span><text:line-break/><text:span text:style-name="T14"> <text:s text:c="3"/>a[top+</text:span><text:span text:style-name="T20">1</text:span><text:span text:style-name="T14">] = x</text:span><text:line-break/><text:span text:style-name="T14"> <text:s text:c="3"/>top += </text:span><text:span text:style-name="T20">1</text:span><text:line-break/><text:line-break/><text:line-break/><text:span text:style-name="T8">def </text:span><text:span text:style-name="T11">pop</text:span><text:span text:style-name="T14">(a): <text:s text:c="4"/></text:span><text:span text:style-name="T17"># удаление элемента</text:span><text:line-break/><text:span text:style-name="T17"> <text:s text:c="3"/></text:span><text:span text:style-name="T8">global </text:span><text:span text:style-name="T14">top</text:span><text:line-break/><text:span text:style-name="T14"> <text:s text:c="3"/>a[top] = </text:span><text:span text:style-name="T8">None</text:span><text:line-break/><text:span text:style-name="T8"> <text:s text:c="3"/></text:span><text:span text:style-name="T14">top -= </text:span><text:span text:style-name="T20">1</text:span><text:line-break/><text:line-break/><text:line-break/><text:line-break/><text:span text:style-name="T8">def </text:span><text:span text:style-name="T11">check</text:span><text:span text:style-name="T14">(line):</text:span><text:line-break/><text:span text:style-name="T14"> <text:s text:c="3"/>stack = [</text:span><text:span text:style-name="T8">None</text:span><text:span text:style-name="T14">]*</text:span><text:span text:style-name="T23">len</text:span><text:span text:style-name="T14">(line)</text:span><text:line-break/><text:span text:style-name="T14"> <text:s text:c="3"/></text:span><text:span text:style-name="T8">if </text:span><text:span text:style-name="T14">line==</text:span><text:span text:style-name="T26">''</text:span><text:span text:style-name="T14">:</text:span><text:line-break/><text:span text:style-name="T14"> <text:s text:c="7"/></text:span><text:span text:style-name="T8">return True</text:span><text:line-break/><text:span text:style-name="T8"> <text:s text:c="3"/>if </text:span><text:span text:style-name="T14">line[</text:span><text:span text:style-name="T20">0</text:span><text:span text:style-name="T14">] </text:span><text:span text:style-name="T8">in </text:span><text:span text:style-name="T26">'}])'</text:span><text:span text:style-name="T14">: </text:span><text:span text:style-name="T17"># если начинается с закрывающей</text:span><text:line-break/><text:span text:style-name="T17"> <text:s text:c="7"/></text:span><text:span text:style-name="T8">return False</text:span><text:line-break/><text:span text:style-name="T8"> <text:s text:c="3"/>for </text:span><text:span text:style-name="T14">i </text:span><text:span text:style-name="T8">in </text:span><text:span text:style-name="T14">line:</text:span><text:line-break/><text:span text:style-name="T14"> <text:s text:c="7"/></text:span><text:span text:style-name="T8">if </text:span><text:span text:style-name="T14">i </text:span><text:span text:style-name="T8">in </text:span><text:span text:style-name="T26">'[({'</text:span><text:span text:style-name="T14">:</text:span><text:line-break/><text:span text:style-name="T14"> <text:s text:c="11"/>push(stack</text:span><text:span text:style-name="T8">, </text:span><text:span text:style-name="T14">i)</text:span><text:line-break/><text:span text:style-name="T14"> <text:s text:c="7"/></text:span><text:span text:style-name="T8">else</text:span><text:span text:style-name="T14">: </text:span><text:span text:style-name="T17"># если скобка закрывающая</text:span><text:line-break/><text:span text:style-name="T17"> <text:s text:c="11"/></text:span><text:span text:style-name="T8">if </text:span><text:span text:style-name="T14">i == </text:span><text:span text:style-name="T26">')'</text:span><text:span text:style-name="T14">:</text:span><text:line-break/><text:span text:style-name="T14"> <text:s text:c="15"/></text:span><text:span text:style-name="T8">if </text:span><text:span text:style-name="T14">stack[top] == </text:span><text:span text:style-name="T26">'('</text:span><text:span text:style-name="T14">: <text:s/></text:span><text:span text:style-name="T17"># если для нее есть открывающая пара</text:span><text:line-break/><text:span text:style-name="T17"> <text:s text:c="19"/></text:span><text:span text:style-name="T14">pop(stack)</text:span><text:line-break/><text:span text:style-name="T14"> <text:s text:c="15"/></text:span><text:span text:style-name="T8">else</text:span><text:span text:style-name="T14">:</text:span><text:line-break/><text:span text:style-name="T14"> <text:s text:c="19"/></text:span><text:span text:style-name="T8">return </text:span><text:span text:style-name="T14">line.index(i)+</text:span><text:span text:style-name="T20">1</text:span><text:line-break/><text:span text:style-name="T20"> <text:s text:c="11"/></text:span><text:span text:style-name="T8">elif </text:span><text:span text:style-name="T14">i == </text:span><text:span text:style-name="T26">']'</text:span><text:span text:style-name="T14">:</text:span><text:line-break/><text:span text:style-name="T14"> <text:s text:c="15"/></text:span><text:span text:style-name="T8">if </text:span><text:span text:style-name="T14">stack[top] == </text:span><text:span text:style-name="T26">'['</text:span><text:span text:style-name="T14">:</text:span><text:line-break/><text:span text:style-name="T14"> <text:s text:c="19"/>pop(stack)</text:span><text:line-break/><text:line-break/><text:soft-page-break/><text:span text:style-name="T14"> <text:s text:c="15"/></text:span><text:span text:style-name="T8">else</text:span><text:span text:style-name="T14">:</text:span><text:line-break/><text:span text:style-name="T14"> <text:s text:c="19"/></text:span><text:span text:style-name="T8">return </text:span><text:span text:style-name="T14">line.index(i)+</text:span><text:span text:style-name="T20">1</text:span><text:line-break/><text:span text:style-name="T20"> <text:s text:c="11"/></text:span><text:span text:style-name="T8">elif </text:span><text:span text:style-name="T14">i == </text:span><text:span text:style-name="T26">'}'</text:span><text:span text:style-name="T14">:</text:span><text:line-break/><text:span text:style-name="T14"> <text:s text:c="15"/></text:span><text:span text:style-name="T8">if </text:span><text:span text:style-name="T14">stack[top] == </text:span><text:span text:style-name="T26">'{'</text:span><text:span text:style-name="T14">:</text:span><text:line-break/><text:span text:style-name="T14"> <text:s text:c="19"/>pop(stack)</text:span><text:line-break/><text:span text:style-name="T14"> <text:s text:c="15"/></text:span><text:span text:style-name="T8">else</text:span><text:span text:style-name="T14">:</text:span><text:line-break/><text:span text:style-name="T14"> <text:s text:c="19"/></text:span><text:span text:style-name="T8">return </text:span><text:span text:style-name="T14">line.index(i)+</text:span><text:span text:style-name="T20">1</text:span><text:line-break/><text:span text:style-name="T20"> <text:s text:c="3"/></text:span><text:span text:style-name="T8">if </text:span><text:span text:style-name="T14">top != -</text:span><text:span text:style-name="T20">1</text:span><text:span text:style-name="T14">:</text:span><text:line-break/><text:span text:style-name="T14"> <text:s text:c="7"/></text:span><text:span text:style-name="T8">return </text:span><text:span text:style-name="T14">line.index(stack[</text:span><text:span text:style-name="T20">0</text:span><text:span text:style-name="T14">])+</text:span><text:span text:style-name="T20">1</text:span><text:line-break/><text:span text:style-name="T20"> <text:s text:c="3"/></text:span><text:span text:style-name="T8">return </text:span><text:span text:style-name="T26">'Succsess'</text:span><text:line-break/><text:span text:style-name="T14">file = </text:span><text:span text:style-name="T23">open</text:span><text:span text:style-name="T14">(</text:span><text:span text:style-name="T26">'output.txt'</text:span><text:span text:style-name="T8">, </text:span><text:span text:style-name="T26">'w'</text:span><text:span text:style-name="T14">)</text:span><text:line-break/><text:line-break/><text:span text:style-name="T14">file.write(</text:span><text:span text:style-name="T23">str</text:span><text:span text:style-name="T14">(check(line)))</text:span></text:p>
      <text:p text:style-name="P22"/>
      <text:p text:style-name="P22"/>
      <text:p text:style-name="P22"/>
      <text:p text:style-name="P12">5 задача. Стек с максимумом</text:p>
      <text:p text:style-name="P22"/>
      <text:p text:style-name="P22"><text:span text:style-name="T6">def </text:span><text:span text:style-name="T9">push</text:span><text:span text:style-name="T12">(a</text:span><text:span text:style-name="T6">, </text:span><text:span text:style-name="T12">x): <text:s text:c="4"/></text:span><text:span text:style-name="T15"># добавление элемента на вершину стека</text:span><text:line-break/><text:span text:style-name="T15"> <text:s text:c="3"/></text:span><text:span text:style-name="T6">global </text:span><text:span text:style-name="T12">top</text:span><text:line-break/><text:span text:style-name="T12"> <text:s text:c="3"/>top += </text:span><text:span text:style-name="T18">1</text:span><text:line-break/><text:span text:style-name="T18"> <text:s text:c="3"/></text:span><text:span text:style-name="T12">a[top] = x</text:span><text:line-break/><text:span text:style-name="T12"> <text:s text:c="3"/></text:span><text:span text:style-name="T6">if </text:span><text:span text:style-name="T12">top == </text:span><text:span text:style-name="T18">0</text:span><text:span text:style-name="T12">:</text:span><text:line-break/><text:span text:style-name="T12"> <text:s text:c="7"/>max_stack[</text:span><text:span text:style-name="T18">0</text:span><text:span text:style-name="T12">]=x</text:span><text:line-break/><text:span text:style-name="T12"> <text:s text:c="3"/></text:span><text:span text:style-name="T6">else</text:span><text:span text:style-name="T12">:</text:span><text:line-break/><text:span text:style-name="T12"> <text:s text:c="7"/>max_stack.append(</text:span><text:span text:style-name="T21">max</text:span><text:span text:style-name="T12">(max_stack[top-</text:span><text:span text:style-name="T18">1</text:span><text:span text:style-name="T12">]</text:span><text:span text:style-name="T6">, </text:span><text:span text:style-name="T12">x))</text:span><text:line-break/><text:line-break/><text:span text:style-name="T6">def </text:span><text:span text:style-name="T9">pop</text:span><text:span text:style-name="T12">(a): <text:s text:c="4"/></text:span><text:span text:style-name="T15"># удаление элемента</text:span><text:line-break/><text:span text:style-name="T15"> <text:s text:c="3"/></text:span><text:span text:style-name="T6">global </text:span><text:span text:style-name="T12">top</text:span><text:line-break/><text:span text:style-name="T12"> <text:s text:c="3"/>x= a[top]</text:span><text:line-break/><text:span text:style-name="T12"> <text:s text:c="3"/>a[top] = </text:span><text:span text:style-name="T6">None</text:span><text:line-break/><text:span text:style-name="T6"> <text:s text:c="3"/></text:span><text:span text:style-name="T12">max_stack.pop()</text:span><text:line-break/><text:span text:style-name="T12"> <text:s text:c="3"/>top -= </text:span><text:span text:style-name="T18">1</text:span><text:line-break/><text:span text:style-name="T18"> <text:s text:c="3"/></text:span><text:span text:style-name="T6">return </text:span><text:span text:style-name="T12">x</text:span><text:line-break/><text:line-break/><text:line-break/><text:span text:style-name="T12">f = </text:span><text:span text:style-name="T21">open</text:span><text:span text:style-name="T12">(</text:span><text:span text:style-name="T24">'input.txt'</text:span><text:span text:style-name="T12">)</text:span><text:line-break/><text:span text:style-name="T12">m = </text:span><text:span text:style-name="T21">int</text:span><text:span text:style-name="T12">(f.readline())</text:span><text:line-break/><text:span text:style-name="T12">top = -</text:span><text:span text:style-name="T18">1</text:span><text:line-break/><text:span text:style-name="T12">stack=[</text:span><text:span text:style-name="T6">None</text:span><text:span text:style-name="T12">] * m</text:span><text:line-break/><text:span text:style-name="T12">max_stack=[</text:span><text:span text:style-name="T18">0</text:span><text:span text:style-name="T12">]</text:span><text:line-break/><text:span text:style-name="T12">file= </text:span><text:span text:style-name="T21">open</text:span><text:span text:style-name="T12">(</text:span><text:span text:style-name="T24">'output.txt'</text:span><text:span text:style-name="T6">, </text:span><text:span text:style-name="T24">'w'</text:span><text:span text:style-name="T12">)</text:span><text:line-break/><text:span text:style-name="T6">for </text:span><text:span text:style-name="T12">i </text:span><text:span text:style-name="T6">in </text:span><text:span text:style-name="T21">range</text:span><text:span text:style-name="T12">(m):</text:span><text:line-break/><text:span text:style-name="T12"> <text:s text:c="3"/>oper = f.readline().rstrip() <text:s text:c="3"/></text:span><text:span text:style-name="T15"># удаление \n в конце</text:span><text:line-break/><text:line-break/><text:span text:style-name="T15"> <text:s text:c="3"/></text:span><text:span text:style-name="T6">if </text:span><text:span text:style-name="T12">oper == </text:span><text:span text:style-name="T24">'pop'</text:span><text:span text:style-name="T12">:</text:span><text:line-break/><text:span text:style-name="T12"> <text:s text:c="7"/>pop(stack)</text:span><text:line-break/><text:line-break/><text:span text:style-name="T12"> <text:s text:c="3"/></text:span><text:span text:style-name="T6">elif </text:span><text:span text:style-name="T12">oper == </text:span><text:span text:style-name="T24">'max'</text:span><text:span text:style-name="T12">:</text:span><text:line-break/><text:span text:style-name="T12"> <text:s text:c="7"/>file.write(</text:span><text:span text:style-name="T21">str</text:span><text:span text:style-name="T12">(max_stack[-</text:span><text:span text:style-name="T18">1</text:span><text:span text:style-name="T12">])+</text:span><text:span text:style-name="T24">'</text:span><text:span text:style-name="T6">\n</text:span><text:span text:style-name="T24">'</text:span><text:span text:style-name="T12">)</text:span><text:line-break/><text:line-break/><text:soft-page-break/><text:span text:style-name="T12"> <text:s text:c="3"/></text:span><text:span text:style-name="T6">else</text:span><text:span text:style-name="T12">:</text:span><text:line-break/><text:span text:style-name="T12"> <text:s text:c="7"/>push(stack</text:span><text:span text:style-name="T6">, </text:span><text:span text:style-name="T21">int</text:span><text:span text:style-name="T12">(oper[</text:span><text:span text:style-name="T18">5</text:span><text:span text:style-name="T12">:]))</text:span><text:line-break/><text:line-break/><text:lin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2">8 задача. Постфиксная запись</text:p>
      <text:p text:style-name="P12"/>
      <text:p text:style-name="P22"/>
      <text:p text:style-name="P22"><text:span text:style-name="T6">import </text:span><text:span text:style-name="T12">operator</text:span><text:line-break/><text:line-break/><text:span text:style-name="T12">OPERATORS = {</text:span><text:span text:style-name="T24">'+'</text:span><text:span text:style-name="T12">: operator.add</text:span><text:span text:style-name="T6">, </text:span><text:span text:style-name="T24">'-'</text:span><text:span text:style-name="T12">: operator.sub</text:span><text:span text:style-name="T6">, </text:span><text:span text:style-name="T24">'*'</text:span><text:span text:style-name="T12">: operator.mul}</text:span><text:line-break/><text:line-break/><text:span text:style-name="T6">def </text:span><text:span text:style-name="T9">postfi</text:span><text:span text:style-name="T12">(srt):</text:span><text:line-break/><text:span text:style-name="T12"> <text:s text:c="3"/>stack = []</text:span><text:line-break/><text:span text:style-name="T12"> <text:s text:c="3"/>l=</text:span><text:span text:style-name="T21">list</text:span><text:span text:style-name="T12">(srt.split())</text:span><text:line-break/><text:span text:style-name="T12"> <text:s text:c="3"/></text:span><text:span text:style-name="T6">for </text:span><text:span text:style-name="T12">i </text:span><text:span text:style-name="T6">in </text:span><text:span text:style-name="T12">l:</text:span><text:line-break/><text:span text:style-name="T12"> <text:s text:c="7"/></text:span><text:span text:style-name="T6">if </text:span><text:span text:style-name="T12">i.isdigit():</text:span><text:line-break/><text:span text:style-name="T12"> <text:s text:c="11"/>stack.append(i)</text:span><text:line-break/><text:line-break/><text:span text:style-name="T12"> <text:s text:c="7"/></text:span><text:span text:style-name="T6">else</text:span><text:span text:style-name="T12">:</text:span><text:line-break/><text:span text:style-name="T12"> <text:s text:c="11"/>a</text:span><text:span text:style-name="T6">, </text:span><text:span text:style-name="T12">b = stack.pop()</text:span><text:span text:style-name="T6">, </text:span><text:span text:style-name="T12">stack.pop()</text:span><text:line-break/><text:span text:style-name="T12"> <text:s text:c="11"/>stack.append(OPERATORS[i](</text:span><text:span text:style-name="T21">int</text:span><text:span text:style-name="T12">(b)</text:span><text:span text:style-name="T6">, </text:span><text:span text:style-name="T21">int</text:span><text:span text:style-name="T12">(a)))</text:span><text:line-break/><text:line-break/><text:span text:style-name="T12"> <text:s text:c="3"/></text:span><text:span text:style-name="T6">return </text:span><text:span text:style-name="T12">stack.pop()</text:span><text:line-break/><text:line-break/><text:line-break/><text:span text:style-name="T12">f = </text:span><text:span text:style-name="T21">open</text:span><text:span text:style-name="T12">(</text:span><text:span text:style-name="T24">'input.txt'</text:span><text:span text:style-name="T12">)</text:span><text:line-break/><text:span text:style-name="T12">m = </text:span><text:span text:style-name="T21">int</text:span><text:span text:style-name="T12">(f.readline())</text:span><text:line-break/><text:span text:style-name="T12">line= f.readline()</text:span><text:line-break/><text:span text:style-name="T12">file= </text:span><text:span text:style-name="T21">open</text:span><text:span text:style-name="T12">(</text:span><text:span text:style-name="T24">'output.txt'</text:span><text:span text:style-name="T6">, </text:span><text:span text:style-name="T24">'w'</text:span><text:span text:style-name="T12">)</text:span><text:line-break/><text:span text:style-name="T12">file.write(</text:span><text:span text:style-name="T21">str</text:span><text:span text:style-name="T12">(postfi(line)))</text:span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Times New Roman" svg:font-family="'Times New Roman'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Обычный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ъект_20_без_20_заливки" style:display-name="Объект без заливки" style:family="paragraph" style:parent-style-name="Обычный" style:default-outline-level=""/>
    <style:style style:name="Объект_20_без_20_заливки_20_и_20_линий" style:display-name="Объект без заливки и линий" style:family="paragraph" style:parent-style-name="Обычный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64_7e_LT_7e_Gliederung_20_1" style:display-name="master-page64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4_7e_LT_7e_Gliederung_20_2" style:display-name="master-page64~LT~Gliederung 2" style:family="paragraph" style:parent-style-name="master-page64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4_7e_LT_7e_Gliederung_20_3" style:display-name="master-page64~LT~Gliederung 3" style:family="paragraph" style:parent-style-name="master-page64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4_7e_LT_7e_Gliederung_20_4" style:display-name="master-page64~LT~Gliederung 4" style:family="paragraph" style:parent-style-name="master-page64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5" style:display-name="master-page64~LT~Gliederung 5" style:family="paragraph" style:parent-style-name="master-page64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6" style:display-name="master-page64~LT~Gliederung 6" style:family="paragraph" style:parent-style-name="master-page64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7" style:display-name="master-page64~LT~Gliederung 7" style:family="paragraph" style:parent-style-name="master-page64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8" style:display-name="master-page64~LT~Gliederung 8" style:family="paragraph" style:parent-style-name="master-page64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9" style:display-name="master-page64~LT~Gliederung 9" style:family="paragraph" style:parent-style-name="master-page64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Titel" style:display-name="master-page64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4_7e_LT_7e_Untertitel" style:display-name="master-page64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4_7e_LT_7e_Notizen" style:display-name="master-page64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4_7e_LT_7e_Hintergrundobjekte" style:display-name="master-page6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64_7e_LT_7e_Hintergrund" style:display-name="master-page64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6_7e_LT_7e_Gliederung_20_1" style:display-name="master-page36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Gliederung_20_2" style:display-name="master-page36~LT~Gliederung 2" style:family="paragraph" style:parent-style-name="master-page36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6_7e_LT_7e_Gliederung_20_3" style:display-name="master-page36~LT~Gliederung 3" style:family="paragraph" style:parent-style-name="master-page36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6_7e_LT_7e_Gliederung_20_4" style:display-name="master-page36~LT~Gliederung 4" style:family="paragraph" style:parent-style-name="master-page36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5" style:display-name="master-page36~LT~Gliederung 5" style:family="paragraph" style:parent-style-name="master-page36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6" style:display-name="master-page36~LT~Gliederung 6" style:family="paragraph" style:parent-style-name="master-page36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7" style:display-name="master-page36~LT~Gliederung 7" style:family="paragraph" style:parent-style-name="master-page36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8" style:display-name="master-page36~LT~Gliederung 8" style:family="paragraph" style:parent-style-name="master-page36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9" style:display-name="master-page36~LT~Gliederung 9" style:family="paragraph" style:parent-style-name="master-page36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Titel" style:display-name="master-page36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Untertitel" style:display-name="master-page36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Notizen" style:display-name="master-page36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Hintergrundobjekte" style:display-name="master-page3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6_7e_LT_7e_Hintergrund" style:display-name="master-page3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45_7e_LT_7e_Gliederung_20_1" style:display-name="master-page45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5_7e_LT_7e_Gliederung_20_2" style:display-name="master-page45~LT~Gliederung 2" style:family="paragraph" style:parent-style-name="master-page45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5_7e_LT_7e_Gliederung_20_3" style:display-name="master-page45~LT~Gliederung 3" style:family="paragraph" style:parent-style-name="master-page45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5_7e_LT_7e_Gliederung_20_4" style:display-name="master-page45~LT~Gliederung 4" style:family="paragraph" style:parent-style-name="master-page45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5" style:display-name="master-page45~LT~Gliederung 5" style:family="paragraph" style:parent-style-name="master-page45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6" style:display-name="master-page45~LT~Gliederung 6" style:family="paragraph" style:parent-style-name="master-page45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7" style:display-name="master-page45~LT~Gliederung 7" style:family="paragraph" style:parent-style-name="master-page45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8" style:display-name="master-page45~LT~Gliederung 8" style:family="paragraph" style:parent-style-name="master-page45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9" style:display-name="master-page45~LT~Gliederung 9" style:family="paragraph" style:parent-style-name="master-page45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Titel" style:display-name="master-page45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5_7e_LT_7e_Untertitel" style:display-name="master-page45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5_7e_LT_7e_Notizen" style:display-name="master-page45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5_7e_LT_7e_Hintergrundobjekte" style:display-name="master-page45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45_7e_LT_7e_Hintergrund" style:display-name="master-page45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21:18:33.455270236</meta:creation-date>
    <dc:date>2021-11-23T13:30:51.180259235</dc:date>
    <meta:editing-duration>PT3H1M21S</meta:editing-duration>
    <meta:editing-cycles>25</meta:editing-cycles>
    <meta:generator>LibreOffice/6.4.4.2$Linux_X86_64 LibreOffice_project/40$Build-2</meta:generator>
    <meta:document-statistic meta:table-count="0" meta:image-count="0" meta:object-count="0" meta:page-count="10" meta:paragraph-count="36" meta:word-count="1089" meta:character-count="9269" meta:non-whitespace-character-count="6131"/>
  </office:meta>
</office:document-meta>
</file>